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" svg:font-family="Apto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DefaultParagraphFont" style:family="text">
      <style:text-properties style:font-name="Aptos" fo:font-size="15pt" style:font-size-asian="15pt" style:font-size-complex="15pt"/>
    </style:style>
    <style:style style:name="T6" style:parent-style-name="DefaultParagraphFont" style:family="text">
      <style:text-properties style:font-name="Aptos"/>
    </style:style>
    <style:style style:name="T7" style:parent-style-name="DefaultParagraphFont" style:family="text">
      <style:text-properties style:font-name="Aptos"/>
    </style:style>
    <style:style style:name="T8" style:parent-style-name="DefaultParagraphFont" style:family="text">
      <style:text-properties style:font-name="Aptos"/>
    </style:style>
    <style:style style:name="T9" style:parent-style-name="DefaultParagraphFont" style:family="text">
      <style:text-properties style:font-name="Aptos"/>
    </style:style>
    <style:style style:name="P10" style:parent-style-name="Standard" style:family="paragraph">
      <style:text-properties style:font-name="Aptos"/>
    </style:style>
    <style:style style:name="P11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</office:automatic-styles>
  <office:body>
    <office:text text:use-soft-page-breaks="true">
      <text:p text:style-name="P1"/>
      <text:p text:style-name="Standard">Name :<text:s/>Jayesh<text:s/>Patil</text:p>
      <text:p text:style-name="Standard">Department : Computer Engineering</text:p>
      <text:p text:style-name="Standard">Class : SE</text:p>
      <text:p text:style-name="Standard">Division : C</text:p>
      <text:p text:style-name="Standard">Roll No. : 47</text:p>
      <text:p text:style-name="Standard">Subject : Fundamentals of Data Structure</text:p>
      <text:p text:style-name="Standard"/>
      <text:p text:style-name="Standard"><text:tab/><text:tab/><text:tab/><text:tab/><text:tab/><text:span text:style-name="T2">Assignment – 4</text:span></text:p>
      <text:p text:style-name="P3"/>
      <text:p text:style-name="Standard"><text:span text:style-name="T4">PROBLEM STATEMENT</text:span><text:span text:style-name="T5">:</text:span><text:span text:style-name="T6"><text:s/>a) Write a Python program to store names and mobile numbers of your friends in sorted order on names. Search your friend from list using binary search (recursive and non-recursive). Insert friend if not present in phonebook<text:s/></text:span></text:p>
      <text:p text:style-name="Standard"><text:span text:style-name="T7">b) Write a Python program to store names and mobile numbers of your</text:span><text:span text:style-name="T8"><text:s/></text:span><text:span text:style-name="T9">friends in sorted order on names. Search your friend from list using Fibonacci search. Insert friend if not present in phonebook.</text:span></text:p>
      <text:p text:style-name="P10"/>
      <text:p text:style-name="P11">Program :-</text:p>
      <text:p text:style-name="Standard"/>
      <text:p text:style-name="Standard">def accept_data(array): <text:s text:c="36"/>#Accept the data</text:p>
      <text:p text:style-name="Standard"><text:tab/>n=int(input("Enter the total number of students : "))</text:p>
      <text:p text:style-name="Standard"><text:tab/>for i in range(n):</text:p>
      <text:p text:style-name="Standard"><text:tab/><text:tab/>f=float(input("Enter the percentage of student %d : "%(i+1)))</text:p>
      <text:p text:style-name="Standard"><text:tab/><text:tab/>array.append(f) <text:s text:c="27"/></text:p>
      <text:p text:style-name="Standard"><text:tab/>print("Percentage of students : ",array)</text:p>
      <text:p text:style-name="Standard"/>
      <text:p text:style-name="Standard"/>
      <text:p text:style-name="Standard">def bubble_sort(array): <text:s text:c="40"/>#function of Sorting using bubble sort</text:p>
      <text:p text:style-name="Standard"><text:tab/>p=len(array)<text:tab/><text:tab/><text:tab/><text:tab/><text:tab/><text:tab/><text:tab/><text:tab/><text:tab/><text:tab/><text:tab/><text:tab/>#Finding length of the array</text:p>
      <text:p text:style-name="Standard"><text:tab/>for i in range(p-1):</text:p>
      <text:p text:style-name="Standard"><text:tab/><text:tab/>for j in range(0,p-i-1):</text:p>
      <text:p text:style-name="Standard"><text:tab/><text:tab/><text:tab/>if (array[j]&gt;array[j+1]):</text:p>
      <text:p text:style-name="Standard"><text:tab/><text:tab/><text:tab/><text:tab/>array[j],array[j+1]=array[j+1],array[j] <text:s text:c="15"/>#Swapping logic</text:p>
      <text:p text:style-name="Standard"><text:tab/><text:tab/><text:tab/></text:p>
      <text:p text:style-name="Standard"/>
      <text:p text:style-name="Standard">def selection_sort(array): <text:s text:c="31"/>#function of Sorting using selection sort</text:p>
      <text:p text:style-name="Standard"><text:tab/>for i in range(len(array)):</text:p>
      <text:p text:style-name="Standard"><text:tab/><text:tab/>midpoint=i</text:p>
      <text:p text:style-name="Standard"><text:tab/><text:tab/>for j in range(i+1,len(array)):</text:p>
      <text:p text:style-name="Standard"><text:tab/><text:tab/><text:tab/>if (array[midpoint]&gt;array[j]):</text:p>
      <text:p text:style-name="Standard"><text:tab/><text:tab/><text:tab/><text:tab/>midpoint=j</text:p>
      <text:p text:style-name="Standard"><text:tab/><text:tab/>array[i],array[midpoint]=array[midpoint],array[i] <text:s text:c="7"/><text:tab/><text:tab/>#Swapping logic</text:p>
      <text:p text:style-name="Standard"/>
      <text:p text:style-name="Standard"/>
      <text:p text:style-name="Standard">def top_five_score(array): <text:s text:c="45"/>#Finding top 5 scores</text:p>
      <text:p text:style-name="Standard"><text:s text:c="2"/>bubble_sort(array)<text:tab/><text:tab/><text:tab/><text:tab/><text:tab/><text:tab/></text:p>
      <text:p text:style-name="Standard"><text:s text:c="2"/>mks=array[::-1]<text:tab/><text:tab/><text:tab/><text:tab/><text:tab/><text:tab/><text:tab/><text:tab/><text:tab/>#Reverse</text:p>
      <text:p text:style-name="Standard"><text:s text:c="2"/>if len(mks)&gt;=5:</text:p>
      <text:p text:style-name="Standard"><text:s text:c="4"/>print("TOP 5 SCORE ARE:-")</text:p>
      <text:soft-page-break/>
      <text:p text:style-name="Standard"><text:s text:c="4"/>for i in range(0,5):</text:p>
      <text:p text:style-name="Standard"><text:s text:c="6"/>print(mks[i]) <text:s text:c="40"/>#display of top 5 score.</text:p>
      <text:p text:style-name="Standard"><text:s text:c="2"/>else:</text:p>
      <text:p text:style-name="Standard"><text:s text:c="4"/>print("TOP SCORE ARE:-")</text:p>
      <text:p text:style-name="Standard"><text:s text:c="4"/>for i in range (len(array)):</text:p>
      <text:p text:style-name="Standard"><text:s text:c="6"/>print(mks[i])<text:tab/></text:p>
      <text:p text:style-name="Standard"><text:tab/></text:p>
      <text:p text:style-name="Standard">def display(array): <text:s text:c="37"/>#display function</text:p>
      <text:p text:style-name="Standard"><text:tab/>print("\nSorted array is =")<text:tab/></text:p>
      <text:p text:style-name="Standard"><text:tab/>for i in range(len(array)):</text:p>
      <text:p text:style-name="Standard"><text:tab/><text:tab/>print(array[i]) <text:s text:c="20"/>#prints the array<text:tab/><text:tab/></text:p>
      <text:p text:style-name="Standard">def main(): <text:s text:c="26"/>#main function</text:p>
      <text:p text:style-name="Standard"><text:tab/>array=[]</text:p>
      <text:p text:style-name="Standard"><text:tab/>while True: <text:s text:c="19"/></text:p>
      <text:p text:style-name="Standard"><text:tab/><text:tab/>print("\t1: Enter percentage of students" )</text:p>
      <text:p text:style-name="Standard"><text:tab/><text:tab/>print("\t2: Bubble sort" )</text:p>
      <text:p text:style-name="Standard"><text:tab/><text:tab/>print("\t3: Selection sort" )</text:p>
      <text:p text:style-name="Standard"><text:tab/><text:tab/>print("\t4: Display scores of top 5 students" )</text:p>
      <text:p text:style-name="Standard"><text:tab/><text:tab/>print("\t5: Exit" )</text:p>
      <text:p text:style-name="Standard"><text:tab/><text:tab/></text:p>
      <text:p text:style-name="Standard"><text:tab/><text:tab/>ch=int(input("Enter your choice : "))</text:p>
      <text:p text:style-name="Standard"><text:tab/><text:tab/></text:p>
      <text:p text:style-name="Standard"><text:tab/><text:tab/>if (ch==5):</text:p>
      <text:p text:style-name="Standard"><text:tab/><text:tab/><text:tab/>print("End of the program")</text:p>
      <text:p text:style-name="Standard"><text:tab/><text:tab/><text:tab/>quit()</text:p>
      <text:p text:style-name="Standard"><text:tab/><text:tab/>elif (ch==1):</text:p>
      <text:p text:style-name="Standard"><text:tab/><text:tab/><text:tab/>accept_data(array)<text:tab/><text:tab/><text:tab/><text:tab/>#Calling The Function</text:p>
      <text:p text:style-name="Standard"><text:tab/><text:tab/>elif (ch==2):</text:p>
      <text:p text:style-name="Standard"><text:tab/><text:tab/><text:tab/>bubble_sort(array) <text:s text:c="33"/>#Calling The Function</text:p>
      <text:p text:style-name="Standard"><text:tab/><text:tab/><text:tab/>display(array)</text:p>
      <text:p text:style-name="Standard"><text:tab/><text:tab/>elif (ch==3):</text:p>
      <text:p text:style-name="Standard"><text:tab/><text:tab/><text:tab/>selection_sort(array) <text:s text:c="16"/>#Calling The Function</text:p>
      <text:p text:style-name="Standard"><text:tab/><text:tab/><text:tab/>display(array)</text:p>
      <text:p text:style-name="Standard"><text:tab/><text:tab/>elif (ch==4):</text:p>
      <text:p text:style-name="Standard"><text:tab/><text:tab/><text:tab/>top_five_score(array) <text:s text:c="13"/>#Calling The Function</text:p>
      <text:p text:style-name="Standard"><text:tab/><text:tab/>else:</text:p>
      <text:p text:style-name="Standard"><text:tab/><text:tab/><text:tab/>print("Invalid choice!")</text:p>
      <text:p text:style-name="Standard"><text:tab/><text:tab/><text:tab/>quit()</text:p>
      <text:p text:style-name="Standard"><text:tab/><text:tab/><text:tab/></text:p>
      <text:p text:style-name="Standard">main()<text:tab/><text:tab/><text:tab/><text:tab/><text:tab/><text:tab/><text:tab/>#main function calling</text:p>
      <text:p text:style-name="Standard"/>
      <text:p text:style-name="Standard"/>
      <text:p text:style-name="P12">OUTPUT :-</text:p>
      <text:p text:style-name="P13"/>
      <text:p text:style-name="Standard">(base) tpo@tpo-Vostro-3902:~/SEC48$ python Assign4.py</text:p>
      <text:p text:style-name="Standard"><text:tab/><text:s/>1: Enter percentage of students</text:p>
      <text:p text:style-name="Standard"><text:tab/><text:s/>2: Bubble sort</text:p>
      <text:p text:style-name="Standard"><text:tab/><text:s/>3: Selection sort</text:p>
      <text:p text:style-name="Standard"><text:tab/><text:s/>4: Display scores of top 5 students</text:p>
      <text:p text:style-name="Standard"><text:tab/><text:s/>5: Exit</text:p>
      <text:p text:style-name="Standard">Enter your choice : 1</text:p>
      <text:p text:style-name="Standard">Enter the total number of students : 6</text:p>
      <text:soft-page-break/>
      <text:p text:style-name="Standard">Enter the percentage of student 1 : 37</text:p>
      <text:p text:style-name="Standard">Enter the percentage of student 2 : 98</text:p>
      <text:p text:style-name="Standard">Enter the percentage of student 3 : 45</text:p>
      <text:p text:style-name="Standard">Enter the percentage of student 4 : 84</text:p>
      <text:p text:style-name="Standard">Enter the percentage of student 5 : 16</text:p>
      <text:p text:style-name="Standard">Enter the percentage of student 6 : 23</text:p>
      <text:p text:style-name="Standard">Percentage of students : <text:s/>[37.0, 98.0, 45.0, 84.0, 16.0, 23.0]</text:p>
      <text:p text:style-name="Standard"><text:tab/><text:s/>1: Enter percentage of students</text:p>
      <text:p text:style-name="Standard"><text:tab/><text:s/>2: Bubble sort</text:p>
      <text:p text:style-name="Standard"><text:tab/><text:s/>3: Selection sort</text:p>
      <text:p text:style-name="Standard"><text:tab/><text:s/>4: Display scores of top 5 students</text:p>
      <text:p text:style-name="Standard"><text:tab/><text:s/>5: Exit</text:p>
      <text:p text:style-name="Standard">Enter your choice : 2</text:p>
      <text:p text:style-name="Standard"/>
      <text:p text:style-name="Standard">Sorted array is =</text:p>
      <text:p text:style-name="Standard">16.0</text:p>
      <text:p text:style-name="Standard">23.0</text:p>
      <text:p text:style-name="Standard">37.0</text:p>
      <text:p text:style-name="Standard">45.0</text:p>
      <text:p text:style-name="Standard">84.0</text:p>
      <text:p text:style-name="Standard">98.0</text:p>
      <text:p text:style-name="Standard"><text:tab/><text:s/>1: Enter percentage of students</text:p>
      <text:p text:style-name="Standard"><text:tab/><text:s/>2: Bubble sort</text:p>
      <text:p text:style-name="Standard"><text:tab/><text:s/>3: Selection sort</text:p>
      <text:p text:style-name="Standard"><text:tab/><text:s/>4: Display scores of top 5 students</text:p>
      <text:p text:style-name="Standard"><text:tab/><text:s/>5: Exit</text:p>
      <text:p text:style-name="Standard">Enter your choice : 3</text:p>
      <text:p text:style-name="Standard"/>
      <text:p text:style-name="Standard">Sorted array is =</text:p>
      <text:p text:style-name="Standard">16.0</text:p>
      <text:p text:style-name="Standard">23.0</text:p>
      <text:p text:style-name="Standard">37.0</text:p>
      <text:p text:style-name="Standard">45.0</text:p>
      <text:p text:style-name="Standard">84.0</text:p>
      <text:p text:style-name="Standard">98.0</text:p>
      <text:p text:style-name="Standard"><text:tab/><text:s/>1: Enter percentage of students</text:p>
      <text:p text:style-name="Standard"><text:tab/><text:s/>2: Bubble sort</text:p>
      <text:p text:style-name="Standard"><text:tab/><text:s/>3: Selection sort</text:p>
      <text:p text:style-name="Standard"><text:tab/><text:s/>4: Display scores of top 5 students</text:p>
      <text:p text:style-name="Standard"><text:tab/><text:s/>5: Exit</text:p>
      <text:p text:style-name="Standard">Enter your choice : 4</text:p>
      <text:p text:style-name="Standard">TOP 5 SCORE ARE:-</text:p>
      <text:p text:style-name="Standard">98.0</text:p>
      <text:p text:style-name="Standard">84.0</text:p>
      <text:p text:style-name="Standard">45.0</text:p>
      <text:p text:style-name="Standard">37.0</text:p>
      <text:p text:style-name="Standard">23.0</text:p>
      <text:p text:style-name="Standard"><text:tab/><text:s/>1: Enter percentage of students</text:p>
      <text:p text:style-name="Standard"><text:tab/><text:s/>2: Bubble sort</text:p>
      <text:p text:style-name="Standard"><text:tab/><text:s/>3: Selection sort</text:p>
      <text:p text:style-name="Standard"><text:tab/><text:s/>4: Display scores of top 5 students</text:p>
      <text:p text:style-name="Standard"><text:tab/><text:s/>5: Exit</text:p>
      <text:soft-page-break/>
      <text:p text:style-name="Standard">Enter your choice : 5</text:p>
      <text:p text:style-name="Standard">End of the program</text:p>
      <text:p text:style-name="Standard">(base) tpo@tpo-Vostro-3902:~/SEC48$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" svg:font-family="Apto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ree</meta:initial-creator>
    <dc:creator>Shree</dc:creator>
    <meta:creation-date>2024-08-16T15:57:00Z</meta:creation-date>
    <dc:date>2024-08-16T15:57:00Z</dc:date>
    <meta:template xlink:href="Normal" xlink:type="simple"/>
    <meta:editing-cycles>2</meta:editing-cycles>
    <meta:editing-duration>PT120S</meta:editing-duration>
    <meta:document-statistic meta:page-count="4" meta:paragraph-count="8" meta:word-count="634" meta:character-count="4243" meta:row-count="30" meta:non-whitespace-character-count="3617"/>
  </office:meta>
</office:document-meta>
</file>